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acfdb" officeooo:paragraph-rsid="001acfdb"/>
    </style:style>
    <style:style style:name="P2" style:family="paragraph" style:parent-style-name="Standard">
      <style:text-properties officeooo:rsid="001acfdb" officeooo:paragraph-rsid="001b1442"/>
    </style:style>
    <style:style style:name="P3" style:family="paragraph" style:parent-style-name="Standard">
      <style:text-properties officeooo:rsid="001acfdb" officeooo:paragraph-rsid="001c6d1b"/>
    </style:style>
    <style:style style:name="P4" style:family="paragraph" style:parent-style-name="Standard">
      <style:text-properties officeooo:rsid="001acfdb" officeooo:paragraph-rsid="00205234"/>
    </style:style>
    <style:style style:name="P5" style:family="paragraph" style:parent-style-name="Standard">
      <style:text-properties officeooo:rsid="001acfdb" officeooo:paragraph-rsid="0020b842"/>
    </style:style>
    <style:style style:name="P6" style:family="paragraph" style:parent-style-name="Standard">
      <style:text-properties officeooo:rsid="001acfdb" officeooo:paragraph-rsid="00236a2e"/>
    </style:style>
    <style:style style:name="P7" style:family="paragraph" style:parent-style-name="Standard">
      <style:text-properties officeooo:rsid="001acfdb" officeooo:paragraph-rsid="002524ee"/>
    </style:style>
    <style:style style:name="P8" style:family="paragraph" style:parent-style-name="Standard">
      <style:text-properties officeooo:rsid="001acfdb" officeooo:paragraph-rsid="0026c2d5"/>
    </style:style>
    <style:style style:name="P9" style:family="paragraph" style:parent-style-name="Standard">
      <style:text-properties officeooo:rsid="001acfdb" officeooo:paragraph-rsid="0028b9d2"/>
    </style:style>
    <style:style style:name="P10" style:family="paragraph" style:parent-style-name="Standard">
      <style:text-properties officeooo:rsid="001acfdb" officeooo:paragraph-rsid="0029f149"/>
    </style:style>
    <style:style style:name="P11" style:family="paragraph" style:parent-style-name="Standard">
      <style:text-properties officeooo:rsid="001acfdb" officeooo:paragraph-rsid="002d55af"/>
    </style:style>
    <style:style style:name="P12" style:family="paragraph" style:parent-style-name="Standard">
      <style:text-properties officeooo:rsid="001acfdb" officeooo:paragraph-rsid="00310ddb"/>
    </style:style>
    <style:style style:name="P13" style:family="paragraph" style:parent-style-name="Standard">
      <style:text-properties officeooo:rsid="001acfdb" officeooo:paragraph-rsid="0032a1c8"/>
    </style:style>
    <style:style style:name="P14" style:family="paragraph" style:parent-style-name="Standard">
      <style:text-properties officeooo:rsid="001acfdb" officeooo:paragraph-rsid="003478e3"/>
    </style:style>
    <style:style style:name="P15" style:family="paragraph" style:parent-style-name="Standard">
      <style:text-properties officeooo:rsid="001acfdb" officeooo:paragraph-rsid="0037fd41"/>
    </style:style>
    <style:style style:name="T1" style:family="text">
      <style:text-properties officeooo:rsid="0016aef9"/>
    </style:style>
    <style:style style:name="T2" style:family="text">
      <style:text-properties officeooo:rsid="00174814"/>
    </style:style>
    <style:style style:name="T3" style:family="text">
      <style:text-properties officeooo:rsid="00183a33"/>
    </style:style>
    <style:style style:name="T4" style:family="text">
      <style:text-properties officeooo:rsid="00191640"/>
    </style:style>
    <style:style style:name="T5" style:family="text">
      <style:text-properties officeooo:rsid="00197f7f"/>
    </style:style>
    <style:style style:name="T6" style:family="text">
      <style:text-properties officeooo:rsid="001a64fc"/>
    </style:style>
    <style:style style:name="T7" style:family="text">
      <style:text-properties officeooo:rsid="001b1442"/>
    </style:style>
    <style:style style:name="T8" style:family="text">
      <style:text-properties officeooo:rsid="001d95e9"/>
    </style:style>
    <style:style style:name="T9" style:family="text">
      <style:text-properties officeooo:rsid="001ee39c"/>
    </style:style>
    <style:style style:name="T10" style:family="text">
      <style:text-properties officeooo:rsid="00205234"/>
    </style:style>
    <style:style style:name="T11" style:family="text">
      <style:text-properties officeooo:rsid="00212780"/>
    </style:style>
    <style:style style:name="T12" style:family="text">
      <style:text-properties officeooo:rsid="00215cff"/>
    </style:style>
    <style:style style:name="T13" style:family="text">
      <style:text-properties officeooo:rsid="00236a2e"/>
    </style:style>
    <style:style style:name="T14" style:family="text">
      <style:text-properties officeooo:rsid="0026aebd"/>
    </style:style>
    <style:style style:name="T15" style:family="text">
      <style:text-properties officeooo:rsid="0026dac6"/>
    </style:style>
    <style:style style:name="T16" style:family="text">
      <style:text-properties officeooo:rsid="0027ff55"/>
    </style:style>
    <style:style style:name="T17" style:family="text">
      <style:text-properties officeooo:rsid="00295c71"/>
    </style:style>
    <style:style style:name="T18" style:family="text">
      <style:text-properties officeooo:rsid="0029f149"/>
    </style:style>
    <style:style style:name="T19" style:family="text">
      <style:text-properties officeooo:rsid="002b2890"/>
    </style:style>
    <style:style style:name="T20" style:family="text">
      <style:text-properties officeooo:rsid="002b3340"/>
    </style:style>
    <style:style style:name="T21" style:family="text">
      <style:text-properties officeooo:rsid="002eab98"/>
    </style:style>
    <style:style style:name="T22" style:family="text">
      <style:text-properties officeooo:rsid="002fac60"/>
    </style:style>
    <style:style style:name="T23" style:family="text">
      <style:text-properties officeooo:rsid="00310ddb"/>
    </style:style>
    <style:style style:name="T24" style:family="text">
      <style:text-properties officeooo:rsid="0032a1c8"/>
    </style:style>
    <style:style style:name="T25" style:family="text">
      <style:text-properties officeooo:rsid="003478e3"/>
    </style:style>
    <style:style style:name="T26" style:family="text">
      <style:text-properties officeooo:rsid="003714fa"/>
    </style:style>
    <style:style style:name="T27" style:family="text">
      <style:text-properties officeooo:rsid="0037f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Animat1.png: <text:span text:style-name="T5">Creacio: GIMP, </text:span><text:span text:style-name="T6">Format</text:span><text:span text:style-name="T4">: </text:span>PNG<text:span text:style-name="T4">, r</text:span><text:span text:style-name="T1">esolucio: 1</text:span>390<text:span text:style-name="T1">px x 1</text:span>394<text:span text:style-name="T2">px, </text:span><text:span text:style-name="T3">pes: 1</text:span>75<text:span text:style-name="T3">.</text:span>28<text:span text:style-name="T3">kb.</text:span></text:p>
      <text:p text:style-name="P15">- Animat1.png: <text:span text:style-name="T5">Creacio: GIMP, </text:span><text:span text:style-name="T6">Format</text:span><text:span text:style-name="T4">: </text:span>PNG<text:span text:style-name="T4">, r</text:span><text:span text:style-name="T1">esolucio: 1</text:span>390<text:span text:style-name="T1">px x 1</text:span>394<text:span text:style-name="T2">px, </text:span><text:span text:style-name="T3">pes: 1</text:span>7<text:span text:style-name="T7">3</text:span><text:span text:style-name="T3">.</text:span><text:span text:style-name="T7">70</text:span><text:span text:style-name="T3">kb.</text:span><text:span text:style-name="T27">\</text:span><text:span text:style-name="T1">- animacio.gif: </text:span><text:span text:style-name="T5">Creacio: GIMP, </text:span><text:span text:style-name="T6">Format</text:span><text:span text:style-name="T4">: GIF, r</text:span><text:span text:style-name="T1">esolucio: 1197px x 1200</text:span><text:span text:style-name="T2">px, </text:span><text:span text:style-name="T3">pes: 112.14kb.</text:span></text:p>
      <text:p text:style-name="P2"/>
      <text:p text:style-name="P3">- boto1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8">310</text:span><text:span text:style-name="T1">px x </text:span><text:span text:style-name="T8">100</text:span><text:span text:style-name="T2">px, </text:span><text:span text:style-name="T3">pes: </text:span><text:span text:style-name="T8">22.16</text:span><text:span text:style-name="T9">kb</text:span><text:span text:style-name="T3">.</text:span></text:p>
      <text:p text:style-name="P4">- boto<text:span text:style-name="T10">2</text:span>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8">310</text:span><text:span text:style-name="T1">px x </text:span><text:span text:style-name="T8">100</text:span><text:span text:style-name="T2">px, </text:span><text:span text:style-name="T3">pes: </text:span><text:span text:style-name="T10">53</text:span><text:span text:style-name="T8">.</text:span><text:span text:style-name="T10">3</text:span><text:span text:style-name="T8">6</text:span><text:span text:style-name="T9">kb</text:span><text:span text:style-name="T3">.</text:span></text:p>
      <text:p text:style-name="P5">- boto<text:span text:style-name="T11">3</text:span>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8">310</text:span><text:span text:style-name="T1">px x </text:span><text:span text:style-name="T8">100</text:span><text:span text:style-name="T2">px, </text:span><text:span text:style-name="T3">pes: </text:span><text:span text:style-name="T12">34</text:span><text:span text:style-name="T8">.</text:span><text:span text:style-name="T12">11</text:span><text:span text:style-name="T9">kb</text:span><text:span text:style-name="T3">.</text:span></text:p>
      <text:p text:style-name="P6">- boto<text:span text:style-name="T13">4</text:span>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8">310</text:span><text:span text:style-name="T1">px x </text:span><text:span text:style-name="T8">100</text:span><text:span text:style-name="T2">px, </text:span><text:span text:style-name="T3">pes: </text:span><text:span text:style-name="T13">70</text:span><text:span text:style-name="T8">.</text:span><text:span text:style-name="T13">88</text:span><text:span text:style-name="T9">kb</text:span><text:span text:style-name="T3">.</text:span></text:p>
      <text:p text:style-name="P6"/>
      <text:p text:style-name="P7">- creu0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14">600</text:span><text:span text:style-name="T1">px x </text:span><text:span text:style-name="T14">3</text:span><text:span text:style-name="T8">00</text:span><text:span text:style-name="T2">px, </text:span><text:span text:style-name="T3">pes: </text:span><text:span text:style-name="T14">1</text:span><text:span text:style-name="T8">.</text:span><text:span text:style-name="T14">47</text:span><text:span text:style-name="T9">kb</text:span><text:span text:style-name="T3">.</text:span></text:p>
      <text:p text:style-name="P7"/>
      <text:p text:style-name="P8">- facultatDeMedicina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14">600</text:span><text:span text:style-name="T1">px x </text:span><text:span text:style-name="T15">2</text:span><text:span text:style-name="T8">00</text:span><text:span text:style-name="T2">px, </text:span><text:span text:style-name="T3">pes: </text:span><text:span text:style-name="T16">612</text:span><text:span text:style-name="T9">kb</text:span><text:span text:style-name="T3">.</text:span></text:p>
      <text:p text:style-name="P8"/>
      <text:p text:style-name="P9">- fons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17">70</text:span><text:span text:style-name="T14">0</text:span><text:span text:style-name="T1">px x </text:span><text:span text:style-name="T17">5</text:span><text:span text:style-name="T8">0</text:span><text:span text:style-name="T2">px, </text:span><text:span text:style-name="T3">pes: </text:span><text:span text:style-name="T17">5</text:span><text:span text:style-name="T8">.</text:span><text:span text:style-name="T17">12</text:span><text:span text:style-name="T9">kb</text:span><text:span text:style-name="T3">.</text:span></text:p>
      <text:p text:style-name="P9"/>
      <text:p text:style-name="P10">- imatgeInternet.jpg: <text:span text:style-name="T18">Llicencia: Copyright</text:span><text:span text:style-name="T5">, </text:span><text:span text:style-name="T6">Format</text:span><text:span text:style-name="T4">: </text:span><text:span text:style-name="T18">JPG</text:span><text:span text:style-name="T4">, r</text:span><text:span text:style-name="T1">esolucio: </text:span><text:span text:style-name="T19">1920</text:span><text:span text:style-name="T1">px x </text:span><text:span text:style-name="T19">1200</text:span><text:span text:style-name="T2">px, </text:span><text:span text:style-name="T3">pes: </text:span><text:span text:style-name="T20">328</text:span><text:span text:style-name="T8">.</text:span><text:span text:style-name="T20">91</text:span><text:span text:style-name="T9">kb</text:span><text:span text:style-name="T3">.</text:span></text:p>
      <text:p text:style-name="P10"/>
      <text:p text:style-name="P11">- LLegeix1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21">310</text:span><text:span text:style-name="T1">px x </text:span><text:span text:style-name="T21">100</text:span><text:span text:style-name="T2">px, </text:span><text:span text:style-name="T3">pes: </text:span><text:span text:style-name="T22">4</text:span><text:span text:style-name="T8">.</text:span><text:span text:style-name="T22">7</text:span><text:span text:style-name="T17">2</text:span><text:span text:style-name="T9">kb</text:span><text:span text:style-name="T3">.</text:span></text:p>
      <text:p text:style-name="P12">- LLegeix<text:span text:style-name="T25">2</text:span>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21">310</text:span><text:span text:style-name="T1">px x </text:span><text:span text:style-name="T21">100</text:span><text:span text:style-name="T2">px, </text:span><text:span text:style-name="T3">pes: </text:span><text:span text:style-name="T22">4</text:span><text:span text:style-name="T8">.</text:span><text:span text:style-name="T22">7</text:span><text:span text:style-name="T23">1</text:span><text:span text:style-name="T9">kb</text:span><text:span text:style-name="T3">.</text:span></text:p>
      <text:p text:style-name="P13">- LLegeix<text:span text:style-name="T25">3</text:span>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21">310</text:span><text:span text:style-name="T1">px x </text:span><text:span text:style-name="T21">100</text:span><text:span text:style-name="T2">px, </text:span><text:span text:style-name="T3">pes: </text:span><text:span text:style-name="T22">4</text:span><text:span text:style-name="T8">.</text:span><text:span text:style-name="T24">64</text:span><text:span text:style-name="T9">kb</text:span><text:span text:style-name="T3">.</text:span></text:p>
      <text:p text:style-name="P13"/>
      <text:p text:style-name="P14">- Logo.png: <text:span text:style-name="T5">Creacio: GIMP, </text:span><text:span text:style-name="T6">Format</text:span><text:span text:style-name="T4">: </text:span>PNG<text:span text:style-name="T4">, r</text:span><text:span text:style-name="T1">esolucio: </text:span><text:span text:style-name="T26">180</text:span><text:span text:style-name="T1">px x </text:span><text:span text:style-name="T21">1</text:span><text:span text:style-name="T26">8</text:span><text:span text:style-name="T21">0</text:span><text:span text:style-name="T2">px, </text:span><text:span text:style-name="T3">pes: </text:span><text:span text:style-name="T22">4</text:span><text:span text:style-name="T8">.</text:span><text:span text:style-name="T26">23</text:span><text:span text:style-name="T9">kb</text:span><text:span text:style-name="T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7:34:26.353818516</meta:creation-date>
    <meta:generator>LibreOffice/7.6.4.1$Linux_X86_64 LibreOffice_project/60$Build-1</meta:generator>
    <dc:date>2024-01-30T17:50:10.621350183</dc:date>
    <meta:editing-duration>PT15M25S</meta:editing-duration>
    <meta:editing-cycles>38</meta:editing-cycles>
    <meta:document-statistic meta:table-count="0" meta:image-count="0" meta:object-count="0" meta:page-count="1" meta:paragraph-count="14" meta:word-count="179" meta:character-count="1246" meta:non-whitespace-character-count="1081"/>
  </office:meta>
</office:document-meta>
</file>